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e0a" officeooo:paragraph-rsid="000e1e0a"/>
    </style:style>
    <style:style style:name="T1" style:family="text">
      <style:text-properties officeooo:rsid="000f34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Zadanie:</text:p>
      <text:p text:style-name="P1">1. Zasymiluj rozgrywki ligowe</text:p>
      <text:p text:style-name="P1">Wykonaj 31 symulacje ( ) </text:p>
      <text:p text:style-name="P1">czy średnia przeciętnych wyników &lt;3n-3?</text:p>
      <text:p text:style-name="P1">Każda symulacja daje średnią wyników</text:p>
      <text:p text:style-name="P1"/>
      <text:p text:style-name="P1">przykładowy output</text:p>
      <text:p text:style-name="P1">dla 2 zespołów</text:p>
      <text:p text:style-name="P1">A<text:tab/>6<text:tab/>1<text:tab/>3</text:p>
      <text:p text:style-name="P1">B<text:tab/>0<text:tab/>1<text:tab/>3</text:p>
      <text:p text:style-name="P1">Avg<text:tab/>3<text:tab/>2<text:tab/>3</text:p>
      <text:p text:style-name="P1">daje 2.67</text:p>
      <text:p text:style-name="P1"/>
      <text:p text:style-name="P1"/>
      <text:p text:style-name="P1">Wygląd rozgrywki:</text:p>
      <text:p text:style-name="P1">- n zespołów &gt; 4</text:p>
      <text:p text:style-name="P1">- mecz / rewanż</text:p>
      <text:p text:style-name="P1">- wynik zw / remis / porazka ( zdarzenia elementarne)</text:p>
      <text:p text:style-name="P1">- punktacja: <text:span text:style-name="T1">6, 3, 1</text:span> </text:p>
      <text:p text:style-name="P1">- ranking (rk)</text:p>
      <text:p text:style-name="P1">- rk należy [0,1]</text:p>
      <text:p text:style-name="P1">- p(a) = rk(a)/(rk(b) +rk(a) + 1/3 * /</text:p>
      <text:p text:style-name="P1"/>
      <text:p text:style-name="P1"/>
      <text:p text:style-name="P1">2. Zasymuluj rozgrywki pucharowe</text:p>
      <text:p text:style-name="P1">- wykonaj 100 symulacji</text:p>
      <text:p text:style-name="P1">- czy liczba zwycięstw koreluje z rankingiem ?</text:p>
      <text:p text:style-name="P1">- rk należy [0,1]</text:p>
      <text:p text:style-name="P1">- użyj drabinek (sprawdź)</text:p>
      <text:p text:style-name="P1"/>
      <text:p text:style-name="P1">Będziesz musiał użyć rozkładu prawdopodobieństwa</text:p>
      <text:p text:style-name="P1">sprawdź rozkład równomierny , testy statystyczne, sprawdź test p <text:s/>( wszystko pytho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5:16:55.598000000</meta:creation-date>
    <dc:date>2023-10-12T18:51:12.317000000</dc:date>
    <meta:editing-duration>PT5H42M2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6" meta:word-count="122" meta:character-count="667" meta:non-whitespace-character-count="568"/>
  </office:meta>
</office:document-meta>
</file>